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0.744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5.4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2.2cm" svg:y="2.5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0.8cm" svg:y="2.5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3.6cm" svg:y="2.5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5.2cm" svg:y="2.5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6.9cm" svg:y="2.5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10.1cm" svg:y="2.5cm">
          <text:p text:style-name="P1"><text:span text:style-name="T1">t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8.5cm" svg:y="2.5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cm" svg:height="1cm" svg:x="11.7cm" svg:y="2.5cm">
          <text:p text:style-name="P1"><text:span text:style-name="T1">t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5.9cm" svg:height="1cm" svg:x="0.1cm" svg:y="4.8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5.9cm" svg:height="0.8cm" svg:x="0.1cm" svg:y="6.2cm">
          <text:p text:style-name="P1"><text:span text:style-name="T1">sText=It takes serious study to become a magicia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.05cm" svg:y1="5.8cm" svg:x2="8.05cm" svg:y2="6.2cm" draw:start-shape="id1" draw:start-glue-point="8" draw:end-shape="id2" draw:end-glue-point="0" svg:d="M8050 5800v400" svg:viewBox="0 0 1 401">
          <text:p/>
        </draw:connector>
        <draw:custom-shape draw:style-name="gr1" draw:text-style-name="P2" xml:id="id11" draw:id="id11" draw:layer="layout" svg:width="1cm" svg:height="1cm" svg:x="13.7cm" svg:y="2.5cm">
          <text:p text:style-name="P1"><text:span text:style-name="T1">t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.3cm" svg:y1="3.5cm" svg:x2="1.332cm" svg:y2="4.882cm" draw:start-shape="id3" draw:start-glue-point="8" svg:d="M1300 3500l32 1382" svg:viewBox="0 0 33 1383">
          <text:p text:style-name="P1"><text:span text:style-name="T3">0,2</text:span></text:p>
        </draw:connector>
        <draw:connector draw:style-name="gr5" draw:text-style-name="P4" draw:layer="layout" draw:type="line" svg:x1="2.7cm" svg:y1="3.5cm" svg:x2="2.727cm" svg:y2="4.838cm" draw:start-shape="id4" draw:start-glue-point="8" svg:d="M2700 3500l27 1338" svg:viewBox="0 0 28 1339">
          <text:p text:style-name="P1"><text:span text:style-name="T3">3,8</text:span></text:p>
        </draw:connector>
        <draw:connector draw:style-name="gr5" draw:text-style-name="P4" draw:layer="layout" draw:type="line" svg:x1="4.1cm" svg:y1="3.5cm" svg:x2="4.107cm" svg:y2="4.781cm" draw:start-shape="id5" draw:start-glue-point="8" svg:d="M4100 3500l7 1281" svg:viewBox="0 0 8 1282">
          <text:p text:style-name="P1"><text:span text:style-name="T3">9,16</text:span></text:p>
        </draw:connector>
        <draw:connector draw:style-name="gr5" draw:text-style-name="P4" draw:layer="layout" draw:type="line" svg:x1="5.7cm" svg:y1="3.5cm" svg:x2="5.718cm" svg:y2="4.68cm" draw:start-shape="id6" draw:start-glue-point="8" svg:d="M5700 3500l18 1180" svg:viewBox="0 0 19 1181">
          <text:p text:style-name="P1"><text:span text:style-name="T3">17,22</text:span></text:p>
        </draw:connector>
        <draw:connector draw:style-name="gr5" draw:text-style-name="P4" draw:layer="layout" draw:type="line" svg:x1="7.4cm" svg:y1="3.5cm" svg:x2="7.372cm" svg:y2="4.637cm" draw:start-shape="id7" draw:start-glue-point="8" svg:d="M7400 3500l-28 1137" svg:viewBox="0 0 29 1138">
          <text:p text:style-name="P1"><text:span text:style-name="T3">23,25</text:span></text:p>
        </draw:connector>
        <draw:connector draw:style-name="gr5" draw:text-style-name="P4" draw:layer="layout" draw:type="line" svg:x1="9cm" svg:y1="3.5cm" svg:x2="9.025cm" svg:y2="4.695cm" draw:start-shape="id8" draw:start-glue-point="8" svg:d="M9000 3500l25 1195" svg:viewBox="0 0 26 1196">
          <text:p text:style-name="P1"><text:span text:style-name="T3">26,32</text:span></text:p>
        </draw:connector>
        <draw:connector draw:style-name="gr5" draw:text-style-name="P4" draw:layer="layout" draw:type="line" svg:x1="10.6cm" svg:y1="3.5cm" svg:x2="10.635cm" svg:y2="4.695cm" draw:start-shape="id9" draw:start-glue-point="8" svg:d="M10600 3500l35 1195" svg:viewBox="0 0 36 1196">
          <text:p text:style-name="P1"><text:span text:style-name="T3">33,34</text:span></text:p>
        </draw:connector>
        <draw:connector draw:style-name="gr5" draw:text-style-name="P4" draw:layer="layout" draw:type="line" svg:x1="12.2cm" svg:y1="3.5cm" svg:x2="12.235cm" svg:y2="4.695cm" draw:start-shape="id10" draw:start-glue-point="8" svg:d="M12200 3500l35 1195" svg:viewBox="0 0 36 1196">
          <text:p text:style-name="P1"><text:span text:style-name="T3">35,43</text:span></text:p>
        </draw:connector>
        <draw:connector draw:style-name="gr5" draw:text-style-name="P4" draw:layer="layout" draw:type="line" svg:x1="14.2cm" svg:y1="3.5cm" svg:x2="14.225cm" svg:y2="4.7cm" draw:start-shape="id11" draw:start-glue-point="8" svg:d="M14200 3500l25 1200" svg:viewBox="0 0 26 1201">
          <text:p text:style-name="P1"><text:span text:style-name="T3">43,44</text:span></text:p>
        </draw:connector>
        <draw:connector draw:style-name="gr6" draw:text-style-name="P3" draw:layer="layout" draw:type="curve" svg:x1="2.7cm" svg:y1="2.5cm" svg:x2="1.3cm" svg:y2="2.5cm" draw:start-shape="id4" draw:start-glue-point="4" draw:end-shape="id3" draw:end-glue-point="4" svg:d="M2700 2500c0-751-1400-751-1400 0" svg:viewBox="0 0 1401 564">
          <text:p/>
        </draw:connector>
        <draw:connector draw:style-name="gr6" draw:text-style-name="P3" draw:layer="layout" draw:type="curve" draw:line-skew="-1.062cm" svg:x1="2.7cm" svg:y1="2.5cm" svg:x2="5.7cm" svg:y2="2.5cm" draw:start-shape="id4" draw:start-glue-point="4" draw:end-shape="id6" draw:end-glue-point="4" svg:d="M2700 2500c0-2344 3000-2344 3000 0" svg:viewBox="0 0 3001 1759">
          <text:p/>
        </draw:connector>
        <draw:connector draw:style-name="gr6" draw:text-style-name="P3" draw:layer="layout" draw:type="curve" svg:x1="5.7cm" svg:y1="2.5cm" svg:x2="4.1cm" svg:y2="2.5cm" draw:start-shape="id6" draw:start-glue-point="4" draw:end-shape="id5" draw:end-glue-point="4" svg:d="M5700 2500c0-751-1600-751-1600 0" svg:viewBox="0 0 1601 564">
          <text:p/>
        </draw:connector>
        <draw:connector draw:style-name="gr6" draw:text-style-name="P3" draw:layer="layout" draw:type="curve" draw:line-skew="-1.049cm" svg:x1="5.7cm" svg:y1="2.5cm" svg:x2="9cm" svg:y2="2.5cm" draw:start-shape="id6" draw:start-glue-point="4" draw:end-shape="id8" draw:end-glue-point="4" svg:d="M5700 2500c0-2325 3300-2325 3300 0" svg:viewBox="0 0 3301 1745">
          <text:p/>
        </draw:connector>
        <draw:connector draw:style-name="gr6" draw:text-style-name="P3" draw:layer="layout" draw:type="curve" svg:x1="9cm" svg:y1="2.5cm" svg:x2="7.4cm" svg:y2="2.5cm" draw:start-shape="id8" draw:start-glue-point="4" draw:end-shape="id7" draw:end-glue-point="4" svg:d="M9000 2500c0-751-1600-751-1600 0" svg:viewBox="0 0 1601 564">
          <text:p/>
        </draw:connector>
        <draw:connector draw:style-name="gr6" draw:text-style-name="P3" draw:layer="layout" draw:type="curve" draw:line-skew="-1.049cm" svg:x1="9cm" svg:y1="2.5cm" svg:x2="12.2cm" svg:y2="2.5cm" draw:start-shape="id8" draw:start-glue-point="4" draw:end-shape="id10" draw:end-glue-point="4" svg:d="M9000 2500c0-2325 3200-2325 3200 0" svg:viewBox="0 0 3201 1745">
          <text:p/>
        </draw:connector>
        <draw:connector draw:style-name="gr6" draw:text-style-name="P3" draw:layer="layout" draw:type="curve" svg:x1="12.2cm" svg:y1="2.5cm" svg:x2="10.6cm" svg:y2="2.5cm" draw:start-shape="id10" draw:start-glue-point="4" draw:end-shape="id9" draw:end-glue-point="0" svg:d="M12200 2500c0-751-1600-751-1600 0" svg:viewBox="0 0 1601 564">
          <text:p/>
        </draw:connector>
        <draw:frame draw:style-name="gr7" draw:text-style-name="P6" draw:layer="layout" svg:width="2cm" svg:height="1.521cm" svg:x="1.1cm" svg:y="1cm">
          <draw:text-box>
            <text:p text:style-name="P5"><text:span text:style-name="T3">nsubj</text:span></text:p>
          </draw:text-box>
        </draw:frame>
        <draw:frame draw:style-name="gr7" draw:text-style-name="P6" draw:layer="layout" svg:width="2cm" svg:height="1.521cm" svg:x="3.3cm" svg:y="-0.121cm">
          <draw:text-box>
            <text:p text:style-name="P5"><text:span text:style-name="T3">dobj</text:span></text:p>
          </draw:text-box>
        </draw:frame>
        <draw:frame draw:style-name="gr7" draw:text-style-name="P6" draw:layer="layout" svg:width="2cm" svg:height="1.521cm" svg:x="6.4cm" svg:y="-0.1cm">
          <draw:text-box>
            <text:p text:style-name="P5"><text:span text:style-name="T3">vmod</text:span></text:p>
          </draw:text-box>
        </draw:frame>
        <draw:frame draw:style-name="gr7" draw:text-style-name="P6" draw:layer="layout" svg:width="2.2cm" svg:height="1.521cm" svg:x="9.7cm" svg:y="-0.121cm">
          <draw:text-box>
            <text:p text:style-name="P5"><text:span text:style-name="T3">xcomp</text:span></text:p>
          </draw:text-box>
        </draw:frame>
        <draw:frame draw:style-name="gr7" draw:text-style-name="P6" draw:layer="layout" svg:width="2cm" svg:height="1.521cm" svg:x="10.7cm" svg:y="1.1cm">
          <draw:text-box>
            <text:p text:style-name="P5"><text:span text:style-name="T3">det</text:span></text:p>
          </draw:text-box>
        </draw:frame>
        <draw:frame draw:style-name="gr7" draw:text-style-name="P6" draw:layer="layout" svg:width="2cm" svg:height="1.521cm" svg:x="1.1cm" svg:y="1.001cm">
          <draw:text-box>
            <text:p text:style-name="P5"><text:span text:style-name="T3">nsubj</text:span></text:p>
          </draw:text-box>
        </draw:frame>
        <draw:frame draw:style-name="gr7" draw:text-style-name="P6" draw:layer="layout" svg:width="2cm" svg:height="1.521cm" svg:x="7.4cm" svg:y="1.2cm">
          <draw:text-box>
            <text:p text:style-name="P5"><text:span text:style-name="T3">aux</text:span></text:p>
          </draw:text-box>
        </draw:frame>
        <draw:frame draw:style-name="gr7" draw:text-style-name="P6" draw:layer="layout" svg:width="2cm" svg:height="1.521cm" svg:x="3.8cm" svg:y="1cm">
          <draw:text-box>
            <text:p text:style-name="P5"><text:span text:style-name="T3">am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20:08:56.486037170</dc:date>
    <dc:creator>Florian Zipser</dc:creator>
    <meta:editing-duration>PT19M10S</meta:editing-duration>
    <meta:editing-cycles>5</meta:editing-cycles>
    <meta:generator>LibreOffice/4.4.2.2$Linux_X86_64 LibreOffice_project/40m0$Build-2</meta:generator>
    <meta:document-statistic meta:object-count="36"/>
  </office:meta>
</office:document-meta>
</file>